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3: The Pinky Pigeon</text:p>
      <text:p text:style-name="Standard">RGB</text:p>
      <text:p text:style-name="Standard">R234 <text:s/>G233 B249</text:p>
      <text:p text:style-name="Standard">R39 G40 B66</text:p>
      <text:p text:style-name="Standard">R173 <text:s/>G1 B255<text:bookmark text:name="_GoBack"/></text:p>
      <text:p text:style-name="Standard">White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2</meta:editing-cycles>
    <meta:creation-date>2024-08-03T17:07:00</meta:creation-date>
    <dc:date>2024-08-03T17:07:00</dc:date>
    <meta:editing-duration>P0D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6" meta:word-count="16" meta:character-count="71" meta:non-whitespace-character-count="59"/>
    <meta:user-defined meta:name="AppVersion">15.0000</meta:user-defined>
    <meta:template xlink:type="simple" xlink:actuate="onRequest" xlink:title="Normal.dotm" xlink:href=""/>
  </office:meta>
</office:document-meta>
</file>